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42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heads_20_1" draw:marker-end-width="0.3cm" draw:textarea-vertical-align="middle"/>
    </style:style>
    <style:style style:name="gr9" style:family="graphic" style:parent-style-name="standard">
      <style:graphic-properties draw:stroke="dash" draw:stroke-dash="Fine_20_Dashed" draw:marker-end="Arrow" draw:marker-end-width="0.3cm" draw:textarea-vertical-align="middle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3" draw:id="id3" draw:layer="layout" svg:width="13.975cm" svg:height="0.635cm" svg:x="1.535cm" svg:y="5.135cm">
          <text:p text:style-name="P1"><text:span text:style-name="T1">DataModel</text:span></text:p>
        </draw:rect>
        <draw:rect draw:style-name="gr1" draw:text-style-name="P2" draw:layer="layout" svg:width="13.97cm" svg:height="3.175cm" svg:x="1.54cm" svg:y="5.77cm">
          <text:p/>
        </draw:rect>
        <draw:rect draw:style-name="gr2" draw:text-style-name="P3" draw:layer="layout" svg:width="13.943cm" svg:height="16.586cm" svg:x="1.567cm" svg:y="8.869cm">
          <text:p/>
        </draw:rect>
        <draw:frame draw:style-name="gr3" draw:layer="layout" svg:width="7.546cm" svg:height="3.099cm" svg:x="1.54cm" svg:y="5.77cm">
          <draw:text-box>
            <text:p>-data: array</text:p>
            <text:p>-fields: array</text:p>
            <text:p>-primary_fields: array</text:p>
            <text:p>-datasource: DataSource</text:p>
          </draw:text-box>
        </draw:frame>
        <draw:frame draw:style-name="gr4" draw:layer="layout" svg:width="13.596cm" svg:height="16.627cm" svg:x="1.567cm" svg:y="8.869cm">
          <draw:text-box>
            <text:p>+setDataSource(source): void</text:p>
            <text:p>+getDataSource(): DataSource</text:p>
            <text:p>+set(name,value): void</text:p>
            <text:p>+get(name): mixed</text:p>
            <text:p>+read(): boolean</text:p>
            <text:p>+update(): boolean</text:p>
            <text:p>+create(): boolean</text:p>
            <text:p>+insert(): boolean</text:p>
            <text:p>+delete(): boolean</text:p>
            <text:p>+query([sort[,group[,having[,limit]]]]): ResultSet</text:p>
            <text:p>#setFieldList(schema): void</text:p>
            <text:p>+getFieldList(): array</text:p>
            <text:p>#setPrimaryFields(fields): void</text:p>
            <text:p>+getPrimaryFields(): array</text:p>
            <text:p>+<text:span text:style-name="T1">validate(): boolean</text:span></text:p>
            <text:p>#beforeDelete(): boolean</text:p>
            <text:p>#afterDelete(): boolean</text:p>
            <text:p>#beforeCreate(): boolean</text:p>
            <text:p>#afterCreate(): boolean</text:p>
            <text:p>#beforeRead(): boolean</text:p>
            <text:p>#afterRead(): boolean</text:p>
            <text:p>#beforeUpdate(): boolean</text:p>
            <text:p>#afterUpdate(): boolean</text:p>
          </draw:text-box>
        </draw:frame>
        <draw:rect draw:style-name="gr5" draw:text-style-name="P3" xml:id="id2" draw:id="id2" draw:layer="layout" svg:width="15.875cm" svg:height="0.635cm" svg:x="18.415cm" svg:y="5.135cm">
          <text:p text:style-name="P3">DataSource</text:p>
        </draw:rect>
        <draw:rect draw:style-name="gr6" draw:text-style-name="P3" draw:layer="layout" svg:width="15.875cm" svg:height="1.905cm" svg:x="18.415cm" svg:y="5.77cm">
          <text:p/>
        </draw:rect>
        <draw:frame draw:style-name="gr7" draw:layer="layout" svg:width="6.378cm" svg:height="1.675cm" svg:x="18.476cm" svg:y="5.846cm">
          <draw:text-box>
            <text:p>#result: Resource</text:p>
            <text:p>#connected: boolean</text:p>
          </draw:text-box>
        </draw:frame>
        <draw:rect draw:style-name="gr6" draw:text-style-name="P3" draw:layer="layout" svg:width="15.875cm" svg:height="6.35cm" svg:x="18.415cm" svg:y="7.675cm">
          <text:p/>
        </draw:rect>
        <draw:frame draw:style-name="gr7" draw:layer="layout" svg:width="15.496cm" svg:height="5.947cm" svg:x="18.476cm" svg:y="7.751cm">
          <draw:text-box>
            <text:p>+create(model): boolean</text:p>
            <text:p>+read(model): boolean</text:p>
            <text:p>+update(model): boolean</text:p>
            <text:p>+delete(model): boolean</text:p>
            <text:p>+query(model[,sort[,group[,having[,limit]]]]): ResultSet</text:p>
            <text:p>+connect(config): boolean</text:p>
            <text:p>+connected(): boolean</text:p>
            <text:p>+next(model): boolean</text:p>
          </draw:text-box>
        </draw:frame>
        <draw:rect draw:style-name="gr5" draw:text-style-name="P3" xml:id="id1" draw:id="id1" draw:layer="layout" svg:width="14.605cm" svg:height="0.635cm" svg:x="35.56cm" svg:y="5.135cm">
          <text:p text:style-name="P3">DBO</text:p>
        </draw:rect>
        <draw:connector draw:style-name="gr8" draw:text-style-name="P3" draw:layer="layout" draw:type="line" svg:x1="35.56cm" svg:y1="5.452cm" svg:x2="34.29cm" svg:y2="5.452cm" draw:start-shape="id1" draw:end-shape="id2" draw:end-glue-point="1" svg:d="m35560 5452h-1270">
          <text:p/>
        </draw:connector>
        <draw:connector draw:style-name="gr9" draw:text-style-name="P3" draw:layer="layout" draw:type="line" svg:x1="15.51cm" svg:y1="5.452cm" svg:x2="18.415cm" svg:y2="5.452cm" draw:start-shape="id3" draw:end-shape="id2" draw:end-glue-point="3" svg:d="m15510 5452h2905">
          <text:p/>
        </draw:connector>
        <draw:rect draw:style-name="gr5" draw:text-style-name="P3" xml:id="id4" draw:id="id4" draw:layer="layout" svg:width="12.7cm" svg:height="0.635cm" svg:x="1.405cm" svg:y="28.63cm">
          <text:p text:style-name="P3">Controller</text:p>
        </draw:rect>
        <draw:rect draw:style-name="gr6" draw:text-style-name="P3" draw:layer="layout" svg:width="12.7cm" svg:height="1.905cm" svg:x="1.405cm" svg:y="29.265cm">
          <text:p/>
        </draw:rect>
        <draw:connector draw:style-name="gr9" draw:text-style-name="P3" draw:layer="layout" svg:x1="1.405cm" svg:y1="28.947cm" svg:x2="1.535cm" svg:y2="5.452cm" draw:start-shape="id4" draw:end-shape="id3" draw:end-glue-point="3" svg:d="m1405 28947h-501v-23495h631">
          <text:p/>
        </draw:connector>
        <draw:frame draw:style-name="gr7" draw:layer="layout" svg:width="4.718cm" svg:height="1.675cm" svg:x="1.27cm" svg:y="29.265cm">
          <draw:text-box>
            <text:p>#models: array</text:p>
            <text:p>#helpers: array</text:p>
          </draw:text-box>
        </draw:frame>
        <draw:rect draw:style-name="gr6" draw:text-style-name="P3" draw:layer="layout" svg:width="12.7cm" svg:height="10.795cm" svg:x="1.37cm" svg:y="31.17cm">
          <text:p/>
        </draw:rect>
        <draw:frame draw:style-name="gr7" draw:layer="layout" svg:width="6.683cm" svg:height="3.811cm" svg:x="1.27cm" svg:y="31.17cm">
          <draw:text-box>
            <text:p>+beforeAction(): void</text:p>
            <text:p>+afterAction(): void</text:p>
            <text:p>+beforeRender(): void</text:p>
            <text:p>+afterRender(): void</text:p>
            <text:p>+render(): boolean</text:p>
          </draw:text-box>
        </draw:frame>
        <draw:rect draw:style-name="gr5" draw:text-style-name="P3" xml:id="id5" draw:id="id5" draw:layer="layout" svg:width="15.875cm" svg:height="0.635cm" svg:x="17.145cm" svg:y="0cm">
          <text:p text:style-name="P3">Object</text:p>
        </draw:rect>
        <draw:rect draw:style-name="gr6" draw:text-style-name="P3" draw:layer="layout" svg:width="15.875cm" svg:height="0.635cm" svg:x="17.145cm" svg:y="0.635cm">
          <text:p/>
        </draw:rect>
        <draw:rect draw:style-name="gr6" draw:text-style-name="P3" draw:layer="layout" svg:width="15.875cm" svg:height="1.27cm" svg:x="17.145cm" svg:y="1.27cm">
          <text:p/>
        </draw:rect>
        <draw:frame draw:style-name="gr7" draw:layer="layout" svg:width="9.57cm" svg:height="0.963cm" svg:x="17.145cm" svg:y="1.27cm">
          <draw:text-box>
            <text:p>+callMethod(name, args): mixed</text:p>
          </draw:text-box>
        </draw:frame>
        <draw:connector draw:style-name="gr8" draw:text-style-name="P3" draw:layer="layout" svg:x1="8.522cm" svg:y1="5.135cm" svg:x2="17.145cm" svg:y2="0.317cm" draw:start-shape="id3" draw:start-glue-point="0" draw:end-shape="id5" draw:end-glue-point="3" svg:d="m8522 5135v-4818h8623">
          <text:p/>
        </draw:connector>
        <draw:connector draw:style-name="gr8" draw:text-style-name="P3" draw:layer="layout" svg:x1="26.352cm" svg:y1="5.135cm" svg:x2="17.145cm" svg:y2="0.317cm" draw:start-shape="id2" draw:start-glue-point="0" draw:end-shape="id5" draw:end-glue-point="3" svg:d="m26352 5135v-2235h-9708v-2583h501">
          <text:p/>
        </draw:connector>
        <draw:connector draw:style-name="gr8" draw:text-style-name="P3" draw:layer="layout" draw:line-skew="-0.269cm" svg:x1="1.405cm" svg:y1="28.947cm" svg:x2="17.145cm" svg:y2="0.317cm" draw:start-shape="id4" draw:start-glue-point="3" draw:end-shape="id5" draw:end-glue-point="3" svg:d="m1405 28947h-770v-28630h165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justify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en Pierce</meta:initial-creator>
    <meta:creation-date>2011-03-02T19:16:31.68</meta:creation-date>
    <dc:date>2011-03-02T23:55:57.46</dc:date>
    <dc:creator>Ken Pierce</dc:creator>
    <meta:editing-duration>PT3H38M3S</meta:editing-duration>
    <meta:editing-cycles>6</meta:editing-cycles>
    <meta:generator>OpenOffice.org/3.3$Win32 OpenOffice.org_project/330m20$Build-9567</meta:generator>
    <meta:document-statistic meta:object-count="26"/>
  </office:meta>
</office:document-meta>
</file>